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5965in" table:align="margins" style:may-break-between-rows="true" table:border-model="collapsing"/>
    </style:style>
    <style:style style:name="Table2.A" style:family="table-column">
      <style:table-column-properties style:column-width="1.596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1646in" fo:keep-together="auto"/>
    </style:style>
    <style:style style:name="Table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3" style:family="table">
      <style:table-properties style:width="1.5965in" table:align="margins" style:may-break-between-rows="true" table:border-model="collapsing"/>
    </style:style>
    <style:style style:name="Table3.A" style:family="table-column">
      <style:table-column-properties style:column-width="1.596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4" style:family="table">
      <style:table-properties style:width="1.5972in" table:align="margins" style:may-break-between-rows="true" table:border-model="collapsing"/>
    </style:style>
    <style:style style:name="Table4.A" style:family="table-column">
      <style:table-column-properties style:column-width="1.5972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5" style:family="table">
      <style:table-properties style:width="1.5972in" table:align="margins" style:may-break-between-rows="true" table:border-model="collapsing"/>
    </style:style>
    <style:style style:name="Table5.A" style:family="table-column">
      <style:table-column-properties style:column-width="1.5972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6" style:family="table">
      <style:table-properties style:width="1.5965in" table:align="margins" style:may-break-between-rows="true" table:border-model="collapsing"/>
    </style:style>
    <style:style style:name="Table6.A" style:family="table-column">
      <style:table-column-properties style:column-width="1.596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7" style:family="table">
      <style:table-properties style:width="1.5965in" table:align="margins" style:may-break-between-rows="true" table:border-model="collapsing"/>
    </style:style>
    <style:style style:name="Table7.A" style:family="table-column">
      <style:table-column-properties style:column-width="1.596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8" style:family="table">
      <style:table-properties style:width="1.5972in" table:align="margins" style:may-break-between-rows="true" table:border-model="collapsing"/>
    </style:style>
    <style:style style:name="Table8.A" style:family="table-column">
      <style:table-column-properties style:column-width="1.5972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9" style:family="table">
      <style:table-properties style:width="1.5972in" table:align="margins" style:may-break-between-rows="true" table:border-model="collapsing"/>
    </style:style>
    <style:style style:name="Table9.A" style:family="table-column">
      <style:table-column-properties style:column-width="1.5972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0" style:family="table">
      <style:table-properties style:width="1.5965in" table:align="margins" style:may-break-between-rows="true" table:border-model="collapsing"/>
    </style:style>
    <style:style style:name="Table10.A" style:family="table-column">
      <style:table-column-properties style:column-width="1.596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1" style:family="table">
      <style:table-properties style:width="1.5965in" table:align="margins" style:may-break-between-rows="true" table:border-model="collapsing"/>
    </style:style>
    <style:style style:name="Table11.A" style:family="table-column">
      <style:table-column-properties style:column-width="1.596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2" style:family="table">
      <style:table-properties style:width="1.5972in" table:align="margins" style:may-break-between-rows="true" table:border-model="collapsing"/>
    </style:style>
    <style:style style:name="Table12.A" style:family="table-column">
      <style:table-column-properties style:column-width="1.5972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3" style:family="table">
      <style:table-properties style:width="1.5972in" table:align="margins" style:may-break-between-rows="true" table:border-model="collapsing"/>
    </style:style>
    <style:style style:name="Table13.A" style:family="table-column">
      <style:table-column-properties style:column-width="1.5972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7" style:family="table">
      <style:table-properties style:width="1.5965in" table:align="margins" style:may-break-between-rows="true" table:border-model="collapsing"/>
    </style:style>
    <style:style style:name="Table17.A" style:family="table-column">
      <style:table-column-properties style:column-width="1.596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6" style:family="table">
      <style:table-properties style:width="1.5965in" table:align="margins" style:may-break-between-rows="true" table:border-model="collapsing"/>
    </style:style>
    <style:style style:name="Table16.A" style:family="table-column">
      <style:table-column-properties style:column-width="1.596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5" style:family="table">
      <style:table-properties style:width="1.5972in" table:align="margins" style:may-break-between-rows="true" table:border-model="collapsing"/>
    </style:style>
    <style:style style:name="Table15.A" style:family="table-column">
      <style:table-column-properties style:column-width="1.5972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4" style:family="table">
      <style:table-properties style:width="1.5972in" table:align="margins" style:may-break-between-rows="true" table:border-model="collapsing"/>
    </style:style>
    <style:style style:name="Table14.A" style:family="table-column">
      <style:table-column-properties style:column-width="1.5972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8" style:family="table">
      <style:table-properties style:width="1.5965in" table:align="margins" style:may-break-between-rows="true" table:border-model="collapsing"/>
    </style:style>
    <style:style style:name="Table18.A" style:family="table-column">
      <style:table-column-properties style:column-width="1.596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9" style:family="table">
      <style:table-properties style:width="1.5965in" table:align="margins" style:may-break-between-rows="true" table:border-model="collapsing"/>
    </style:style>
    <style:style style:name="Table19.A" style:family="table-column">
      <style:table-column-properties style:column-width="1.5965in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0" style:family="table">
      <style:table-properties style:width="1.5972in" table:align="margins" style:may-break-between-rows="true" table:border-model="collapsing"/>
    </style:style>
    <style:style style:name="Table20.A" style:family="table-column">
      <style:table-column-properties style:column-width="1.5972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1" style:family="table">
      <style:table-properties style:width="1.5972in" table:align="margins" style:may-break-between-rows="true" table:border-model="collapsing"/>
    </style:style>
    <style:style style:name="Table21.A" style:family="table-column">
      <style:table-column-properties style:column-width="1.5972in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2" style:family="table">
      <style:table-properties style:width="1.5965in" table:align="margins" style:may-break-between-rows="true" table:border-model="collapsing"/>
    </style:style>
    <style:style style:name="Table22.A" style:family="table-column">
      <style:table-column-properties style:column-width="1.5965in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3" style:family="table">
      <style:table-properties style:width="1.5965in" table:align="margins" style:may-break-between-rows="true" table:border-model="collapsing"/>
    </style:style>
    <style:style style:name="Table23.A" style:family="table-column">
      <style:table-column-properties style:column-width="1.5965in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4" style:family="table">
      <style:table-properties style:width="1.5972in" table:align="margins" style:may-break-between-rows="true" table:border-model="collapsing"/>
    </style:style>
    <style:style style:name="Table24.A" style:family="table-column">
      <style:table-column-properties style:column-width="1.5972in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5" style:family="table">
      <style:table-properties style:width="1.5972in" table:align="margins" style:may-break-between-rows="true" table:border-model="collapsing"/>
    </style:style>
    <style:style style:name="Table25.A" style:family="table-column">
      <style:table-column-properties style:column-width="1.5972in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6" style:family="table">
      <style:table-properties style:width="1.5965in" table:align="margins" style:may-break-between-rows="true" table:border-model="collapsing"/>
    </style:style>
    <style:style style:name="Table26.A" style:family="table-column">
      <style:table-column-properties style:column-width="1.5965in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7" style:family="table">
      <style:table-properties style:width="1.5965in" table:align="margins" style:may-break-between-rows="true" table:border-model="collapsing"/>
    </style:style>
    <style:style style:name="Table27.A" style:family="table-column">
      <style:table-column-properties style:column-width="1.5965in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8" style:family="table">
      <style:table-properties style:width="1.5972in" table:align="margins" style:may-break-between-rows="true" table:border-model="collapsing"/>
    </style:style>
    <style:style style:name="Table28.A" style:family="table-column">
      <style:table-column-properties style:column-width="1.5972in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" style:family="table">
      <style:table-properties style:width="1.5965in" table:align="margins" style:may-break-between-rows="true" table:border-model="collapsing"/>
    </style:style>
    <style:style style:name="Table2.A" style:family="table-column">
      <style:table-column-properties style:column-width="1.596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.3" style:family="table-row">
      <style:table-row-properties style:min-row-height="0.1646in" fo:keep-together="auto"/>
    </style:style>
    <style:style style:name="Table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3" style:family="table">
      <style:table-properties style:width="1.5965in" table:align="margins" style:may-break-between-rows="true" table:border-model="collapsing"/>
    </style:style>
    <style:style style:name="Table3.A" style:family="table-column">
      <style:table-column-properties style:column-width="1.596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4" style:family="table">
      <style:table-properties style:width="1.5972in" table:align="margins" style:may-break-between-rows="true" table:border-model="collapsing"/>
    </style:style>
    <style:style style:name="Table4.A" style:family="table-column">
      <style:table-column-properties style:column-width="1.5972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5" style:family="table">
      <style:table-properties style:width="1.5972in" table:align="margins" style:may-break-between-rows="true" table:border-model="collapsing"/>
    </style:style>
    <style:style style:name="Table5.A" style:family="table-column">
      <style:table-column-properties style:column-width="1.5972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6" style:family="table">
      <style:table-properties style:width="1.5965in" table:align="margins" style:may-break-between-rows="true" table:border-model="collapsing"/>
    </style:style>
    <style:style style:name="Table6.A" style:family="table-column">
      <style:table-column-properties style:column-width="1.596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7" style:family="table">
      <style:table-properties style:width="1.5965in" table:align="margins" style:may-break-between-rows="true" table:border-model="collapsing"/>
    </style:style>
    <style:style style:name="Table7.A" style:family="table-column">
      <style:table-column-properties style:column-width="1.596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8" style:family="table">
      <style:table-properties style:width="1.5972in" table:align="margins" style:may-break-between-rows="true" table:border-model="collapsing"/>
    </style:style>
    <style:style style:name="Table8.A" style:family="table-column">
      <style:table-column-properties style:column-width="1.5972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9" style:family="table">
      <style:table-properties style:width="1.5972in" table:align="margins" style:may-break-between-rows="true" table:border-model="collapsing"/>
    </style:style>
    <style:style style:name="Table9.A" style:family="table-column">
      <style:table-column-properties style:column-width="1.5972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0" style:family="table">
      <style:table-properties style:width="1.5965in" table:align="margins" style:may-break-between-rows="true" table:border-model="collapsing"/>
    </style:style>
    <style:style style:name="Table10.A" style:family="table-column">
      <style:table-column-properties style:column-width="1.596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1" style:family="table">
      <style:table-properties style:width="1.5965in" table:align="margins" style:may-break-between-rows="true" table:border-model="collapsing"/>
    </style:style>
    <style:style style:name="Table11.A" style:family="table-column">
      <style:table-column-properties style:column-width="1.596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2" style:family="table">
      <style:table-properties style:width="1.5972in" table:align="margins" style:may-break-between-rows="true" table:border-model="collapsing"/>
    </style:style>
    <style:style style:name="Table12.A" style:family="table-column">
      <style:table-column-properties style:column-width="1.5972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3" style:family="table">
      <style:table-properties style:width="1.5972in" table:align="margins" style:may-break-between-rows="true" table:border-model="collapsing"/>
    </style:style>
    <style:style style:name="Table13.A" style:family="table-column">
      <style:table-column-properties style:column-width="1.5972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7" style:family="table">
      <style:table-properties style:width="1.5965in" table:align="margins" style:may-break-between-rows="true" table:border-model="collapsing"/>
    </style:style>
    <style:style style:name="Table17.A" style:family="table-column">
      <style:table-column-properties style:column-width="1.596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6" style:family="table">
      <style:table-properties style:width="1.5965in" table:align="margins" style:may-break-between-rows="true" table:border-model="collapsing"/>
    </style:style>
    <style:style style:name="Table16.A" style:family="table-column">
      <style:table-column-properties style:column-width="1.596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5" style:family="table">
      <style:table-properties style:width="1.5972in" table:align="margins" style:may-break-between-rows="true" table:border-model="collapsing"/>
    </style:style>
    <style:style style:name="Table15.A" style:family="table-column">
      <style:table-column-properties style:column-width="1.5972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4" style:family="table">
      <style:table-properties style:width="1.5972in" table:align="margins" style:may-break-between-rows="true" table:border-model="collapsing"/>
    </style:style>
    <style:style style:name="Table14.A" style:family="table-column">
      <style:table-column-properties style:column-width="1.5972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8" style:family="table">
      <style:table-properties style:width="1.5965in" table:align="margins" style:may-break-between-rows="true" table:border-model="collapsing"/>
    </style:style>
    <style:style style:name="Table18.A" style:family="table-column">
      <style:table-column-properties style:column-width="1.596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19" style:family="table">
      <style:table-properties style:width="1.5965in" table:align="margins" style:may-break-between-rows="true" table:border-model="collapsing"/>
    </style:style>
    <style:style style:name="Table19.A" style:family="table-column">
      <style:table-column-properties style:column-width="1.5965in" style:rel-column-width="65535*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9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19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0" style:family="table">
      <style:table-properties style:width="1.5972in" table:align="margins" style:may-break-between-rows="true" table:border-model="collapsing"/>
    </style:style>
    <style:style style:name="Table20.A" style:family="table-column">
      <style:table-column-properties style:column-width="1.5972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0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0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1" style:family="table">
      <style:table-properties style:width="1.5972in" table:align="margins" style:may-break-between-rows="true" table:border-model="collapsing"/>
    </style:style>
    <style:style style:name="Table21.A" style:family="table-column">
      <style:table-column-properties style:column-width="1.5972in" style:rel-column-width="65535*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1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1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2" style:family="table">
      <style:table-properties style:width="1.5965in" table:align="margins" style:may-break-between-rows="true" table:border-model="collapsing"/>
    </style:style>
    <style:style style:name="Table22.A" style:family="table-column">
      <style:table-column-properties style:column-width="1.5965in" style:rel-column-width="65535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2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2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3" style:family="table">
      <style:table-properties style:width="1.5965in" table:align="margins" style:may-break-between-rows="true" table:border-model="collapsing"/>
    </style:style>
    <style:style style:name="Table23.A" style:family="table-column">
      <style:table-column-properties style:column-width="1.5965in" style:rel-column-width="65535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3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3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4" style:family="table">
      <style:table-properties style:width="1.5972in" table:align="margins" style:may-break-between-rows="true" table:border-model="collapsing"/>
    </style:style>
    <style:style style:name="Table24.A" style:family="table-column">
      <style:table-column-properties style:column-width="1.5972in" style:rel-column-width="65535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4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4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5" style:family="table">
      <style:table-properties style:width="1.5972in" table:align="margins" style:may-break-between-rows="true" table:border-model="collapsing"/>
    </style:style>
    <style:style style:name="Table25.A" style:family="table-column">
      <style:table-column-properties style:column-width="1.5972in" style:rel-column-width="65535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5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5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6" style:family="table">
      <style:table-properties style:width="1.5965in" table:align="margins" style:may-break-between-rows="true" table:border-model="collapsing"/>
    </style:style>
    <style:style style:name="Table26.A" style:family="table-column">
      <style:table-column-properties style:column-width="1.5965in" style:rel-column-width="65535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6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6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7" style:family="table">
      <style:table-properties style:width="1.5965in" table:align="margins" style:may-break-between-rows="true" table:border-model="collapsing"/>
    </style:style>
    <style:style style:name="Table27.A" style:family="table-column">
      <style:table-column-properties style:column-width="1.5965in" style:rel-column-width="65535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7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7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Table28" style:family="table">
      <style:table-properties style:width="1.5972in" table:align="margins" style:may-break-between-rows="true" table:border-model="collapsing"/>
    </style:style>
    <style:style style:name="Table28.A" style:family="table-column">
      <style:table-column-properties style:column-width="1.5972in" style:rel-column-width="65535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8.A2" style:family="table-cell">
      <style:table-cell-properties fo:background-color="transparent" fo:padding="0in" fo:border-left="0.75pt solid #00599d" fo:border-right="0.75pt solid #00599d" fo:border-top="none" fo:border-bottom="none" style:writing-mode="page">
        <style:background-image/>
      </style:table-cell-properties>
    </style:style>
    <style:style style:name="Table28.A3" style:family="table-cell">
      <style:table-cell-properties fo:background-color="#adc5e7" fo:padding="0in" fo:border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019956"/>
    </style:style>
    <style:style style:name="P2" style:family="paragraph" style:parent-style-name="Table_20_Contents">
      <style:text-properties officeooo:paragraph-rsid="00019956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210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21040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2de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199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30a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0afa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3b2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b2d1" officeooo:paragraph-rsid="00042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042dea" officeooo:paragraph-rsid="00042d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21040" officeooo:paragraph-rsid="00021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5c91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5c91c" officeooo:paragraph-rsid="0006b1f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6b1f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19956" officeooo:paragraph-rsid="00019956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06b1f4" officeooo:paragraph-rsid="0006b1f4" style:font-size-asian="7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9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0af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3b2d1"/>
    </style:style>
    <style:style style:name="T4" style:family="text">
      <style:text-properties officeooo:rsid="00042dea"/>
    </style:style>
    <style:style style:name="T5" style:family="text">
      <style:text-properties officeooo:rsid="0005c91c"/>
    </style:style>
    <style:style style:name="T6" style:family="text">
      <style:text-properties officeooo:rsid="0007c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able:table table:name="Table2" table:style-name="Table2" table:template-name="Box List Blue">
              <table:table-column table:style-name="Table2.A"/>
              <table:table-row table:style-name="Table2.1">
                <table:table-cell table:style-name="Table2.A1" office:value-type="string">
                  <text:p text:style-name="P12">🍴 <text:span text:style-name="T2">ACCOMPANIMENT</text:span></text:p>
                </table:table-cell>
              </table:table-row>
              <table:table-row>
                <table:table-cell table:style-name="Table2.A2" office:value-type="string">
                  <text:p text:style-name="P18">:<text:span text:style-name="T4">accompanied</text:span></text:p>
                  <text:p text:style-name="P18">:<text:span text:style-name="T4">accompanier</text:span></text:p>
                </table:table-cell>
              </table:table-row>
              <table:table-row table:style-name="Table2.3">
                <table:table-cell table:style-name="Table2.A3" office:value-type="string">
                  <text:p text:style-name="P21">DEPICTIVE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3" table:style-name="Table3" table:template-name="Box List Blue">
              <table:table-column table:style-name="Table3.A"/>
              <table:table-row table:style-name="Table3.1">
                <table:table-cell table:style-name="Table3.A1" office:value-type="string">
                  <text:p text:style-name="P5">💃 <text:span text:style-name="T3">ACTIVITY</text:span></text:p>
                </table:table-cell>
              </table:table-row>
              <table:table-row>
                <table:table-cell table:style-name="Table3.A2" office:value-type="string">
                  <text:p text:style-name="P20">:<text:span text:style-name="T4">is-active</text:span></text:p>
                  <text:p text:style-name="P20">:<text:span text:style-name="T5">activity</text:span></text:p>
                </table:table-cell>
              </table:table-row>
              <table:table-row>
                <table:table-cell table:style-name="Table3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 table:template-name="Box List Blue">
              <table:table-column table:style-name="Table4.A"/>
              <table:table-row table:style-name="Table4.1">
                <table:table-cell table:style-name="Table4.A1" office:value-type="string">
                  <text:p text:style-name="P4">*️⃣ <text:span text:style-name="T3">ATTRIBUTE</text:span></text:p>
                </table:table-cell>
              </table:table-row>
              <table:table-row>
                <table:table-cell table:style-name="Table4.A2" office:value-type="string">
                  <text:p text:style-name="P20">:<text:span text:style-name="T4">has-attribute</text:span></text:p>
                  <text:p text:style-name="P20">:<text:span text:style-name="T4">attribute</text:span></text:p>
                </table:table-cell>
              </table:table-row>
              <table:table-row>
                <table:table-cell table:style-name="Table4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5" table:style-name="Table5" table:template-name="Box List Blue">
              <table:table-column table:style-name="Table5.A"/>
              <table:table-row table:style-name="Table5.1">
                <table:table-cell table:style-name="Table5.A1" office:value-type="string">
                  <text:p text:style-name="P3">💰 <text:span text:style-name="T3">ASSET</text:span></text:p>
                </table:table-cell>
              </table:table-row>
              <table:table-row>
                <table:table-cell table:style-name="Table5.A2" office:value-type="string">
                  <text:p text:style-name="P19">:<text:span text:style-name="T4">has-asset</text:span></text:p>
                  <text:p text:style-name="P19">:<text:span text:style-name="T4">asset</text:span></text:p>
                </table:table-cell>
              </table:table-row>
              <table:table-row>
                <table:table-cell table:style-name="Table5.A3" office:value-type="string">
                  <text:p text:style-name="P25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Standard"/>
            <table:table table:name="Table6" table:style-name="Table6" table:template-name="Box List Blue">
              <table:table-column table:style-name="Table6.A"/>
              <table:table-row table:style-name="Table6.1">
                <table:table-cell table:style-name="Table6.A1" office:value-type="string">
                  <text:p text:style-name="P12">🌳 <text:span text:style-name="T3">CLASS</text:span></text:p>
                </table:table-cell>
              </table:table-row>
              <table:table-row>
                <table:table-cell table:style-name="Table6.A2" office:value-type="string">
                  <text:p text:style-name="P19">:<text:span text:style-name="T4">has-class</text:span></text:p>
                  <text:p text:style-name="P19">:<text:span text:style-name="T5">class</text:span></text:p>
                </table:table-cell>
              </table:table-row>
              <table:table-row>
                <table:table-cell table:style-name="Table6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7" table:style-name="Table7" table:template-name="Box List Blue">
              <table:table-column table:style-name="Table7.A"/>
              <table:table-row table:style-name="Table7.1">
                <table:table-cell table:style-name="Table7.A1" office:value-type="string">
                  <text:p text:style-name="P9">⚖️ <text:span text:style-name="T3">COMPARISON</text:span></text:p>
                </table:table-cell>
              </table:table-row>
              <table:table-row>
                <table:table-cell table:style-name="Table7.A2" office:value-type="string">
                  <text:p text:style-name="P19">:<text:span text:style-name="T4">compared</text:span></text:p>
                  <text:p text:style-name="P19">:<text:span text:style-name="T4">reference</text:span></text:p>
                </table:table-cell>
              </table:table-row>
              <table:table-row>
                <table:table-cell table:style-name="Table7.A3" office:value-type="string">
                  <text:p text:style-name="P21">CONCESSION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8" table:style-name="Table8" table:template-name="Box List Blue">
              <table:table-column table:style-name="Table8.A"/>
              <table:table-row table:style-name="Table8.1">
                <table:table-cell table:style-name="Table8.A1" office:value-type="string">
                  <text:p text:style-name="P8">🕸️ COMPLEX</text:p>
                </table:table-cell>
              </table:table-row>
              <table:table-row>
                <table:table-cell table:style-name="Table8.A2" office:value-type="string">
                  <text:p text:style-name="P19">:<text:span text:style-name="T4">cphead</text:span></text:p>
                  <text:p text:style-name="P19">:<text:span text:style-name="T4">cpcomp</text:span></text:p>
                </table:table-cell>
              </table:table-row>
              <table:table-row>
                <table:table-cell table:style-name="Table8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Standard"/>
            <table:table table:name="Table9" table:style-name="Table9" table:template-name="Box List Blue">
              <table:table-column table:style-name="Table9.A"/>
              <table:table-row table:style-name="Table9.1">
                <table:table-cell table:style-name="Table9.A1" office:value-type="string">
                  <text:p text:style-name="P11">✨ <text:span text:style-name="T1">EXISTENCE</text:span></text:p>
                </table:table-cell>
              </table:table-row>
              <table:table-row>
                <table:table-cell table:style-name="Table9.A2" office:value-type="string">
                  <text:p text:style-name="P19">:<text:span text:style-name="T4">exists</text:span></text:p>
                  <text:p text:style-name="P19"/>
                </table:table-cell>
              </table:table-row>
              <table:table-row>
                <table:table-cell table:style-name="Table9.A3" office:value-type="string">
                  <text:p text:style-name="P22">TRANSFORMATION-CREATION</text:p>
                  <text:p text:style-name="P21">REPRODUCTION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0" table:style-name="Table10" table:template-name="Box List Blue">
              <table:table-column table:style-name="Table10.A"/>
              <table:table-row table:style-name="Table10.1">
                <table:table-cell table:style-name="Table10.A1" office:value-type="string">
                  <text:p text:style-name="P16">👁️ EXPERIENCE</text:p>
                </table:table-cell>
              </table:table-row>
              <table:table-row>
                <table:table-cell table:style-name="Table10.A2" office:value-type="string">
                  <text:p text:style-name="P19">:<text:span text:style-name="T5">experienced</text:span></text:p>
                  <text:p text:style-name="P19">:<text:span text:style-name="T5">experiencer</text:span></text:p>
                </table:table-cell>
              </table:table-row>
              <table:table-row table:style-name="Table10.1">
                <table:table-cell table:style-name="Table10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1" table:style-name="Table11" table:template-name="Box List Blue">
              <table:table-column table:style-name="Table11.A"/>
              <table:table-row table:style-name="Table11.1">
                <table:table-cell table:style-name="Table11.A1" office:value-type="string">
                  <text:p text:style-name="P16">❗ EXPLANATION</text:p>
                </table:table-cell>
              </table:table-row>
              <table:table-row>
                <table:table-cell table:style-name="Table11.A2" office:value-type="string">
                  <text:p text:style-name="P19">:<text:span text:style-name="T5">explained</text:span></text:p>
                  <text:p text:style-name="P19">:<text:span text:style-name="T5">explanation</text:span></text:p>
                </table:table-cell>
              </table:table-row>
              <table:table-row>
                <table:table-cell table:style-name="Table11.A3" office:value-type="string">
                  <text:p text:style-name="P24">PURPOSE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2" table:style-name="Table12" table:template-name="Box List Blue">
              <table:table-column table:style-name="Table12.A"/>
              <table:table-row table:style-name="Table12.1">
                <table:table-cell table:style-name="Table12.A1" office:value-type="string">
                  <text:p text:style-name="P15">📷 FOCUS</text:p>
                </table:table-cell>
              </table:table-row>
              <table:table-row>
                <table:table-cell table:style-name="Table12.A2" office:value-type="string">
                  <text:p text:style-name="P19">:<text:span text:style-name="T5">has-focus</text:span></text:p>
                  <text:p text:style-name="P19">:<text:span text:style-name="T5">focus</text:span></text:p>
                </table:table-cell>
              </table:table-row>
              <table:table-row>
                <table:table-cell table:style-name="Table12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3" table:style-name="Table13" table:template-name="Box List Blue">
              <table:table-column table:style-name="Table13.A"/>
              <table:table-row table:style-name="Table13.1">
                <table:table-cell table:style-name="Table13.A1" office:value-type="string">
                  <text:p text:style-name="P13">🛂 IDENTIFICATION</text:p>
                </table:table-cell>
              </table:table-row>
              <table:table-row>
                <table:table-cell table:style-name="Table13.A2" office:value-type="string">
                  <text:p text:style-name="P19">:<text:span text:style-name="T5">identified</text:span></text:p>
                  <text:p text:style-name="P19">:<text:span text:style-name="T5">identifier</text:span></text:p>
                </table:table-cell>
              </table:table-row>
              <table:table-row>
                <table:table-cell table:style-name="Table13.A3" office:value-type="string">
                  <text:p text:style-name="P25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7" table:style-name="Table17" table:template-name="Box List Blue">
              <table:table-column table:style-name="Table17.A"/>
              <table:table-row table:style-name="Table17.1">
                <table:table-cell table:style-name="Table17.A1" office:value-type="string">
                  <text:p text:style-name="P3"><text:bookmark text:name="copy-emoji1"/>📍 LOCATION</text:p>
                </table:table-cell>
              </table:table-row>
              <table:table-row>
                <table:table-cell table:style-name="Table17.A2" office:value-type="string">
                  <text:p text:style-name="P19">:<text:span text:style-name="T5">has-location</text:span></text:p>
                  <text:p text:style-name="P19">:<text:span text:style-name="T5">location</text:span></text:p>
                  <text:p text:style-name="P19">:<text:span text:style-name="T6">initial-location</text:span></text:p>
                  <text:p text:style-name="P19">:<text:span text:style-name="T6">transitory-location</text:span></text:p>
                  <text:p text:style-name="P19">:<text:span text:style-name="T6">target-location</text:span></text:p>
                </table:table-cell>
              </table:table-row>
              <table:table-row>
                <table:table-cell table:style-name="Table17.A3" office:value-type="string">
                  <text:p text:style-name="P24">ADORNMENT-TARNISHMENT</text:p>
                  <text:p text:style-name="P24">EXCRETION</text:p>
                  <text:p text:style-name="P24">HITTING</text:p>
                  <text:p text:style-name="P24">INGESTION</text:p>
                  <text:p text:style-name="P24">UNANCHORED-MOTION</text:p>
                  <text:p text:style-name="P24">WRAPPING-WEARING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6" table:style-name="Table16" table:template-name="Box List Blue">
              <table:table-column table:style-name="Table16.A"/>
              <table:table-row table:style-name="Table16.1">
                <table:table-cell table:style-name="Table16.A1" office:value-type="string">
                  <text:p text:style-name="P10">🔨 <text:span text:style-name="T3">MEANS</text:span></text:p>
                </table:table-cell>
              </table:table-row>
              <table:table-row>
                <table:table-cell table:style-name="Table16.A2" office:value-type="string">
                  <text:p text:style-name="P19">:<text:span text:style-name="T5">has-means</text:span></text:p>
                  <text:p text:style-name="P19">:<text:span text:style-name="T5">means</text:span></text:p>
                </table:table-cell>
              </table:table-row>
              <table:table-row>
                <table:table-cell table:style-name="Table16.A3" office:value-type="string">
                  <text:p text:style-name="P23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5" table:style-name="Table15" table:template-name="Box List Blue">
              <table:table-column table:style-name="Table15.A"/>
              <table:table-row table:style-name="Table15.1">
                <table:table-cell table:style-name="Table15.A1" office:value-type="string">
                  <text:p text:style-name="P10">🗨️ <text:span text:style-name="T3">MESSAGE</text:span></text:p>
                </table:table-cell>
              </table:table-row>
              <table:table-row>
                <table:table-cell table:style-name="Table15.A2" office:value-type="string">
                  <text:p text:style-name="P19">:<text:span text:style-name="T5">topic</text:span></text:p>
                  <text:p text:style-name="P19">:<text:span text:style-name="T5">content</text:span></text:p>
                  <text:p text:style-name="P19">:<text:span text:style-name="T6">initial-content</text:span></text:p>
                  <text:p text:style-name="P19">:<text:span text:style-name="T6">target-content</text:span></text:p>
                </table:table-cell>
              </table:table-row>
              <table:table-row>
                <table:table-cell table:style-name="Table15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4" table:style-name="Table14" table:template-name="Box List Blue">
              <table:table-column table:style-name="Table14.A"/>
              <table:table-row table:style-name="Table14.1">
                <table:table-cell table:style-name="Table14.A1" office:value-type="string">
                  <text:p text:style-name="P15">❓ MODE</text:p>
                </table:table-cell>
              </table:table-row>
              <table:table-row>
                <table:table-cell table:style-name="Table14.A2" office:value-type="string">
                  <text:p text:style-name="P19">:<text:span text:style-name="T5">has-mode</text:span></text:p>
                  <text:p text:style-name="P19">:<text:span text:style-name="T5">mode</text:span></text:p>
                </table:table-cell>
              </table:table-row>
              <table:table-row>
                <table:table-cell table:style-name="Table14.A3" office:value-type="string">
                  <text:p text:style-name="P25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18" table:style-name="Table18" table:template-name="Box List Blue">
              <table:table-column table:style-name="Table18.A"/>
              <table:table-row table:style-name="Table18.1">
                <table:table-cell table:style-name="Table18.A1" office:value-type="string">
                  <text:p text:style-name="P15">🧩 <text:span text:style-name="T4">PART-WHOLE</text:span></text:p>
                </table:table-cell>
              </table:table-row>
              <table:table-row>
                <table:table-cell table:style-name="Table18.A2" office:value-type="string">
                  <text:p text:style-name="P19">:<text:span text:style-name="T5">part</text:span></text:p>
                  <text:p text:style-name="P19">:<text:span text:style-name="T5">whole</text:span></text:p>
                  <text:p text:style-name="P19">:<text:span text:style-name="T6">initial-whole</text:span></text:p>
                  <text:p text:style-name="P19">:<text:span text:style-name="T6">target-whole</text:span></text:p>
                </table:table-cell>
              </table:table-row>
              <table:table-row>
                <table:table-cell table:style-name="Table18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19" table:style-name="Table19" table:template-name="Box List Blue">
              <table:table-column table:style-name="Table19.A"/>
              <table:table-row table:style-name="Table19.1">
                <table:table-cell table:style-name="Table19.A1" office:value-type="string">
                  <text:p text:style-name="P6">🦮 POSSESSION</text:p>
                </table:table-cell>
              </table:table-row>
              <table:table-row>
                <table:table-cell table:style-name="Table19.A2" office:value-type="string">
                  <text:p text:style-name="P19">:<text:span text:style-name="T5">possessed</text:span></text:p>
                  <text:p text:style-name="P19">:<text:span text:style-name="T5">possessor</text:span></text:p>
                  <text:p text:style-name="P19">:<text:span text:style-name="T6">initial-possessor</text:span></text:p>
                  <text:p text:style-name="P19">:<text:span text:style-name="T6">target-possessor</text:span></text:p>
                </table:table-cell>
              </table:table-row>
              <table:table-row>
                <table:table-cell table:style-name="Table19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0" table:style-name="Table20" table:template-name="Box List Blue">
              <table:table-column table:style-name="Table20.A"/>
              <table:table-row table:style-name="Table20.1">
                <table:table-cell table:style-name="Table20.A1" office:value-type="string">
                  <text:p text:style-name="P6">🍎 <text:span text:style-name="T1">QUALITY</text:span></text:p>
                </table:table-cell>
              </table:table-row>
              <table:table-row>
                <table:table-cell table:style-name="Table20.A2" office:value-type="string">
                  <text:p text:style-name="P19">:<text:span text:style-name="T5">has-quality</text:span></text:p>
                  <text:p text:style-name="P19">:<text:span text:style-name="T5">quality</text:span></text:p>
                </table:table-cell>
              </table:table-row>
              <table:table-row>
                <table:table-cell table:style-name="Table20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1" table:style-name="Table21" table:template-name="Box List Blue">
              <table:table-column table:style-name="Table21.A"/>
              <table:table-row table:style-name="Table21.1">
                <table:table-cell table:style-name="Table21.A1" office:value-type="string">
                  <text:p text:style-name="P11">🧮 <text:span text:style-name="T3">QUANTITY</text:span></text:p>
                </table:table-cell>
              </table:table-row>
              <table:table-row>
                <table:table-cell table:style-name="Table21.A2" office:value-type="string">
                  <text:p text:style-name="P19">:<text:span text:style-name="T5">has-quantity</text:span></text:p>
                  <text:p text:style-name="P19">:<text:span text:style-name="T5">quantity</text:span></text:p>
                  <text:p text:style-name="P19">:<text:span text:style-name="T6">initial-quantity</text:span></text:p>
                  <text:p text:style-name="P19">:<text:span text:style-name="T6">target-quantity</text:span></text:p>
                </table:table-cell>
              </table:table-row>
              <table:table-row>
                <table:table-cell table:style-name="Table21.A3" office:value-type="string">
                  <text:p text:style-name="P25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22" table:style-name="Table22" table:template-name="Box List Blue">
              <table:table-column table:style-name="Table22.A"/>
              <table:table-row table:style-name="Table22.1">
                <table:table-cell table:style-name="Table22.A1" office:value-type="string">
                  <text:p text:style-name="P6">🏅 <text:span text:style-name="T1">RANK</text:span></text:p>
                </table:table-cell>
              </table:table-row>
              <table:table-row>
                <table:table-cell table:style-name="Table22.A2" office:value-type="string">
                  <text:p text:style-name="P19">:<text:span text:style-name="T5">has-rank</text:span></text:p>
                  <text:p text:style-name="P19">:<text:span text:style-name="T5">rank</text:span></text:p>
                </table:table-cell>
              </table:table-row>
              <table:table-row>
                <table:table-cell table:style-name="Table22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3" table:style-name="Table23" table:template-name="Box List Blue">
              <table:table-column table:style-name="Table23.A"/>
              <table:table-row table:style-name="Table23.1">
                <table:table-cell table:style-name="Table23.A1" office:value-type="string">
                  <text:p text:style-name="P6">🎭 SCENE</text:p>
                </table:table-cell>
              </table:table-row>
              <table:table-row>
                <table:table-cell table:style-name="Table23.A2" office:value-type="string">
                  <text:p text:style-name="P19">:<text:span text:style-name="T5">participant</text:span></text:p>
                  <text:p text:style-name="P19">:<text:span text:style-name="T5">scene</text:span></text:p>
                  <text:p text:style-name="P19">:<text:span text:style-name="T6">initial-scene</text:span></text:p>
                  <text:p text:style-name="P19">:<text:span text:style-name="T6">target-scene</text:span></text:p>
                </table:table-cell>
              </table:table-row>
              <table:table-row>
                <table:table-cell table:style-name="Table23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4" table:style-name="Table24" table:template-name="Box List Blue">
              <table:table-column table:style-name="Table24.A"/>
              <table:table-row table:style-name="Table24.1">
                <table:table-cell table:style-name="Table24.A1" office:value-type="string">
                  <text:p text:style-name="P14">📣 <text:span text:style-name="T4">SENDING</text:span></text:p>
                </table:table-cell>
              </table:table-row>
              <table:table-row>
                <table:table-cell table:style-name="Table24.A2" office:value-type="string">
                  <text:p text:style-name="P19">:<text:span text:style-name="T5">sent</text:span></text:p>
                  <text:p text:style-name="P19">:<text:span text:style-name="T5">sender</text:span></text:p>
                </table:table-cell>
              </table:table-row>
              <table:table-row>
                <table:table-cell table:style-name="Table24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5" table:style-name="Table25" table:template-name="Box List Blue">
              <table:table-column table:style-name="Table25.A"/>
              <table:table-row table:style-name="Table25.1">
                <table:table-cell table:style-name="Table25.A1" office:value-type="string">
                  <text:p text:style-name="P8">➡️ SEQUENCE</text:p>
                </table:table-cell>
              </table:table-row>
              <table:table-row>
                <table:table-cell table:style-name="Table25.A2" office:value-type="string">
                  <text:p text:style-name="P19">:<text:span text:style-name="T5">follows</text:span></text:p>
                  <text:p text:style-name="P19">:<text:span text:style-name="T5">followed</text:span></text:p>
                </table:table-cell>
              </table:table-row>
              <table:table-row>
                <table:table-cell table:style-name="Table25.A3" office:value-type="string">
                  <text:p text:style-name="P26">CAUSATION</text:p>
                  <text:p text:style-name="P26">CONDITION</text:p>
                  <text:p text:style-name="P26">EXCEPTION</text:p>
                  <text:p text:style-name="P26">REACTION</text:p>
                  <text:p text:style-name="P26">RESULTATIVE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2"/>
            <table:table table:name="Table26" table:style-name="Table26" table:template-name="Box List Blue">
              <table:table-column table:style-name="Table26.A"/>
              <table:table-row table:style-name="Table26.1">
                <table:table-cell table:style-name="Table26.A1" office:value-type="string">
                  <text:p text:style-name="P17">🤝 SOCIAL-RELATION</text:p>
                </table:table-cell>
              </table:table-row>
              <table:table-row>
                <table:table-cell table:style-name="Table26.A2" office:value-type="string">
                  <text:p text:style-name="P19">:<text:span text:style-name="T5">has-social-relation</text:span></text:p>
                  <text:p text:style-name="P19">:<text:span text:style-name="T5">social-relation</text:span></text:p>
                  <text:p text:style-name="P19">:<text:span text:style-name="T6">initial-social-relation</text:span></text:p>
                  <text:p text:style-name="P19">:<text:span text:style-name="T6">target-social-relation</text:span></text:p>
                </table:table-cell>
              </table:table-row>
              <table:table-row>
                <table:table-cell table:style-name="Table26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7" table:style-name="Table27" table:template-name="Box List Blue">
              <table:table-column table:style-name="Table27.A"/>
              <table:table-row table:style-name="Table27.1">
                <table:table-cell table:style-name="Table27.A1" office:value-type="string">
                  <text:p text:style-name="P6">💤 STATE</text:p>
                </table:table-cell>
              </table:table-row>
              <table:table-row>
                <table:table-cell table:style-name="Table27.A2" office:value-type="string">
                  <text:p text:style-name="P19">:<text:span text:style-name="T5">has-state</text:span></text:p>
                  <text:p text:style-name="P19">:<text:span text:style-name="T5">state</text:span></text:p>
                  <text:p text:style-name="P19">:<text:span text:style-name="T6">initial-state</text:span></text:p>
                  <text:p text:style-name="P19">:<text:span text:style-name="T6">target-state</text:span></text:p>
                </table:table-cell>
              </table:table-row>
              <table:table-row>
                <table:table-cell table:style-name="Table27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able:table table:name="Table28" table:style-name="Table28" table:template-name="Box List Blue">
              <table:table-column table:style-name="Table28.A"/>
              <table:table-row table:style-name="Table28.1">
                <table:table-cell table:style-name="Table28.A1" office:value-type="string">
                  <text:p text:style-name="P7">🕙 TIME</text:p>
                </table:table-cell>
              </table:table-row>
              <table:table-row>
                <table:table-cell table:style-name="Table28.A2" office:value-type="string">
                  <text:p text:style-name="P19">:<text:span text:style-name="T5">has-time</text:span></text:p>
                  <text:p text:style-name="P19">:<text:span text:style-name="T5">time</text:span></text:p>
                </table:table-cell>
              </table:table-row>
              <table:table-row>
                <table:table-cell table:style-name="Table28.A3" office:value-type="string">
                  <text:p text:style-name="P25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2"/>
            <text:p text:style-name="P1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24:42.560136513</meta:creation-date>
    <dc:date>2024-04-09T17:18:35.112844526</dc:date>
    <meta:editing-duration>PT14M51S</meta:editing-duration>
    <meta:editing-cycles>3</meta:editing-cycles>
    <meta:generator>LibreOffice/7.3.7.2$Linux_X86_64 LibreOffice_project/30$Build-2</meta:generator>
    <meta:document-statistic meta:table-count="28" meta:image-count="0" meta:object-count="0" meta:page-count="1" meta:paragraph-count="113" meta:word-count="140" meta:character-count="1222" meta:non-whitespace-character-count="1195"/>
  </office:meta>
</office:document-meta>
</file>